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middle" fo:wrap-option="wrap"/>
    </style:style>
    <style:style style:name="T1" style:family="text" style:parent-style-name="Default">
      <style:text-properties fo:color="#CE181E" style:text-line-through-style="none" style:font-name="DejaVu Sans" style:font-name-asian="DejaVu Sans" style:font-name-complex="DejaVu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80pt" style:use-optimal-row-height="true" fo:break-before="auto"/>
    </style:style>
    <style:style style:name="ro4" style:family="table-row">
      <style:table-row-properties style:row-height="96pt" style:use-optimal-row-height="true" fo:break-before="auto"/>
    </style:style>
    <style:style style:name="ro5" style:family="table-row">
      <style:table-row-properties style:row-height="112pt" style:use-optimal-row-height="true" fo:break-before="auto"/>
    </style:style>
    <style:style style:name="ro6" style:family="table-row">
      <style:table-row-properties style:row-height="160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0in" svg:y="0in" svg:width="1in" svg:height="1in" draw:z-index="1" draw:id="id0" draw:style-name="a2" draw:name="Kommentar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rect draw:z-index="2" draw:layer="Invisible" draw:name="Kommentar 1">
            <svg:title/>
            <svg:desc/>
          </draw:rect>
        </table:shapes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018" table:default-cell-style-name="ce2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Fragen Buzzcalu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Conny</text:p>
          </table:table-cell>
          <table:table-cell office:value-type="string" table:style-name="ce4">
            <text:p>Christian</text:p>
          </table:table-cell>
          <table:table-cell office:value-type="string" table:style-name="ce4">
            <text:p>Romantisch</text:p>
          </table:table-cell>
          <table:table-cell office:value-type="string" table:style-name="ce4">
            <text:p>Schätzfrage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100" table:style-name="ce5">
            <text:p>100</text:p>
          </table:table-cell>
          <table:table-cell table:number-columns-repeated="5" table:style-name="ce6"/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200" table:style-name="ce5">
            <text:p>200</text:p>
          </table:table-cell>
          <table:table-cell table:number-columns-repeated="5" table:style-name="ce6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float" office:value="300" table:style-name="ce5">
            <text:p>300</text:p>
          </table:table-cell>
          <table:table-cell table:style-name="ce6"/>
          <table:table-cell office:value-type="string" table:style-name="ce6">
            <text:p>Wer stand der kleinen Hexe Conny als Rabe Abraxas in Schwarzer Skiunterwäsche und großem Schnabel zur Seite?</text:p>
          </table:table-cell>
          <table:table-cell table:number-columns-repeated="2" table:style-name="ce6"/>
          <table:table-cell office:value-type="string" table:style-name="ce6">
            <text:p>Welche Schichtdicke kann Christians 3D Drucker minimal drucken?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float" office:value="400" table:style-name="ce5">
            <text:p>400</text:p>
          </table:table-cell>
          <table:table-cell table:number-columns-repeated="5" table:style-name="ce6"/>
          <table:table-cell table:number-columns-repeated="1018" table:style-name="ce2"/>
          <table:table-cell table:number-columns-repeated="15360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4">
            <text:p>Punkte</text:p>
          </table:table-cell>
          <table:table-cell office:value-type="string" table:style-name="ce4">
            <text:p>Familie</text:p>
          </table:table-cell>
          <table:table-cell office:value-type="string" table:style-name="ce4">
            <text:p>Schulzeit</text:p>
          </table:table-cell>
          <table:table-cell office:value-type="string" table:style-name="ce4">
            <text:p>Hobbies</text:p>
          </table:table-cell>
          <table:table-cell office:value-type="string" table:style-name="ce4">
            <text:p>Beziehung</text:p>
          </table:table-cell>
          <table:table-cell office:value-type="string" table:style-name="ce4">
            <text:p>Schätzfrage</text:p>
          </table:table-cell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float" office:value="100" table:style-name="ce5">
            <text:p>100</text:p>
          </table:table-cell>
          <table:table-cell office:value-type="string" table:style-name="ce2">
            <text:p>Teuflisch? Sind Conny und Christian auf die gleiche Konfession getauft?</text:p>
            <text:p>→ Nein</text:p>
          </table:table-cell>
          <table:table-cell office:value-type="string" table:style-name="ce2">
            <text:p>Wie viele Klassenstufen lagen zwischen Conny und Christian?</text:p>
            <text:p>→ 2<text:s/><text:span text:style-name="T1">(???)</text:span></text:p>
          </table:table-cell>
          <table:table-cell office:value-type="string" table:style-name="ce2">
            <text:p>Praktsich: Welche Firma ermöglichte es Conny, ihr kulinarisches Hobby mit einem Nebenjob zu verbinden?</text:p>
            <text:p>→ Tupperware</text:p>
          </table:table-cell>
          <table:table-cell office:value-type="string" table:style-name="ce2">
            <text:p>Nomen est omen? Bei welcher Art von Veranstaltung lernten sich Conny und Christian kennen?</text:p>
            <text:p>→ Auf einer Hochzeit</text:p>
          </table:table-cell>
          <table:table-cell office:value-type="string" table:style-name="ce2">
            <text:p>Wie viele Kinder unter 2 sind heute auf der Hochzeit anwesend?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office:value-type="float" office:value="200" table:style-name="ce5">
            <text:p>200</text:p>
          </table:table-cell>
          <table:table-cell office:value-type="string" table:style-name="ce2">
            <text:p>Familie? Mit welcher Serie lernte Conny schon in frühen Jahren mit ihrer Schwester Englisch?</text:p>
            <text:p>→ Friends</text:p>
          </table:table-cell>
          <table:table-cell office:value-type="string" table:style-name="ce2">
            <text:p>Welchen Studiengang hat Christian erfogreich abgeschlossen?</text:p>
            <text:p>→ Elektrotechnik</text:p>
          </table:table-cell>
          <table:table-cell office:value-type="string" table:style-name="ce2">
            <text:p>Christian lässt gerne laufen: In welcher Sportart trainiert(e) er eine Mannschaft?</text:p>
            <text:p>→ Korbball</text:p>
          </table:table-cell>
          <table:table-cell office:value-type="string" table:style-name="ce2">
            <text:p>Conny hat die Hosen an? Auf der Couch hat Christian das sagen! Was war die erste Sci-Fy Serie , Für welche <text:s/>er sie begeistern konnte?</text:p>
            <text:p>→ Star-Trek (Raumschiff Voyager)</text:p>
          </table:table-cell>
          <table:table-cell office:value-type="string" table:style-name="ce2">
            <office:annotation draw:style-name="a3" svg:x="8.9375in" svg:y="2.57291666666667in" svg:width="1.08333333333333in" svg:height="4.21875in">
              <dc:creator/>
              <text:p><text:span text:style-name="T2">Weihnachtsstück</text:span></text:p>
              <text:p><text:span text:style-name="T2">Kleine Hexe</text:span></text:p>
              <text:p><text:span text:style-name="T2">Arsen und Spitzenhäubchen</text:span></text:p>
              <text:p><text:span text:style-name="T2">Christoph Kolumbus</text:span></text:p>
              <text:p><text:span text:style-name="T2">Das Wirtshaus im Spessart</text:span></text:p>
            </office:annotation>
            <text:p>Wie viele Theaterproduktionen hat Conny an der RS-Dettelbach mitgemacht?</text:p>
            <text:p>→ 5</text:p>
          </table:table-cell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float" office:value="300" table:style-name="ce5">
            <text:p>300</text:p>
          </table:table-cell>
          <table:table-cell office:value-type="string" table:style-name="ce2">
            <text:p>Buckelige Verwandschaft: Wie viele Cousins und Cousinen haben Conny und Christian zusammen in Summe?</text:p>
            <text:p>→ 6</text:p>
          </table:table-cell>
          <table:table-cell office:value-type="string" table:style-name="ce2">
            <text:p>In welchen Fächern hat Conny einen akademischen Abschluss?</text:p>
            <text:p>→ Pädagogik und Englisch</text:p>
          </table:table-cell>
          <table:table-cell office:value-type="string" table:style-name="ce2">
            <text:p>Schwarzgeld? Drogen?? Hoffentlich nicht! Aus welchem Land bekommen die Grundlers regelmäßig Päckchen?</text:p>
            <text:p>→ Elektronik aus China</text:p>
          </table:table-cell>
          <table:table-cell office:value-type="string" table:style-name="ce2">
            <text:p>Welche Farbe hatte das Kleid an der Veranstaltung, bei der sich Conny und Christian kennen lernten?</text:p>
            <text:p>→ blau</text:p>
          </table:table-cell>
          <table:table-cell office:value-type="string" table:style-name="ce2">
            <text:p>Welche Schichtdicke kann Christians 3D Drucker minimal drucken?</text:p>
            <text:p>→ 0,1 mm (???)</text:p>
          </table:table-cell>
          <table:table-cell table:number-columns-repeated="1018" table:style-name="ce2"/>
          <table:table-cell table:number-columns-repeated="15360"/>
        </table:table-row>
        <table:table-row table:style-name="ro6">
          <table:table-cell office:value-type="float" office:value="400" table:style-name="ce5">
            <text:p>400</text:p>
          </table:table-cell>
          <table:table-cell office:value-type="string" table:style-name="ce2">
            <text:p>Dorfleben: Haben Conny und Christian bis zum 4. Grad gemeinsame Verwandte?</text:p>
          </table:table-cell>
          <table:table-cell office:value-type="string" table:style-name="ce2">
            <text:p>Wie viele der hier anwesenden Hochzeitsgäste waren bereits mit Christian in der 1. Klasse? <text:s/>2</text:p>
          </table:table-cell>
          <table:table-cell office:value-type="string" table:style-name="ce6">
            <text:p>Wie viele Tupperdosen besitzt Conny laut eigener Aussage? -&gt; etwa 200</text:p>
          </table:table-cell>
          <table:table-cell office:value-type="string" table:style-name="ce2">
            <text:p>Seit wie vielen Monaten sind Conny und Christian inzwischen zusammen? (+/– 1)</text:p>
            <text:p>→<text:s/><text:span text:style-name="T1">???</text:span></text:p>
          </table:table-cell>
          <table:table-cell office:value-type="string" table:style-name="ce2">
            <text:p>Brumm Brumm: Wie viele Umdrehungen pro Minute schafft Connys Thermomix?</text:p>
            <text:p>→ 0, sie hat keinen ;-)</text:p>
          </table:table-cell>
          <table:table-cell table:style-name="ce2"/>
          <table:table-cell office:value-type="string" table:style-name="ce2">
            <text:p>Wer stand der kleinen Hexe Conny als Rabe Abraxas in Schwarzer Skiunterwäsche und großem Schnabel zur Seite?</text:p>
            <text:p>→ Marcel Ott</text:p>
          </table:table-cell>
          <table:table-cell table:number-columns-repeated="16376"/>
        </table:table-row>
        <table:table-row table:style-name="ro5">
          <table:table-cell table:style-name="ce2"/>
          <table:table-cell office:value-type="string" table:style-name="ce2">
            <text:p>Eine Reise, die ist lustig, eine Reise, die ist schön! Luftlinie! Wie weit sind Connys und Christians Elternhäuser auseinander?</text:p>
            <text:p><text:s/>(+/– 100 m)</text:p>
            <text:p>→ 3,1 Kilometer</text:p>
          </table:table-cell>
          <table:table-cell office:value-type="string" table:style-name="ce2">
            <text:p>Welcher Lehrer prägte den Spruch „Geh‘ heim zur Mama auf die Bäume und spiel‘ mit Kokosnüssen?“</text:p>
            <text:p>→ Hr. Hutzel</text:p>
          </table:table-cell>
          <table:table-cell office:value-type="string" table:style-name="ce2">
            <text:p>Mit Lizenz zum zitieren!</text:p>
            <text:p>Wie viele James Bond DVD's besitzt Christian?</text:p>
          </table:table-cell>
          <table:table-cell office:value-type="string" table:style-name="ce2">
            <text:p>Laut eigener Aussage! <text:s/>Wozu haben Conny und Christian sich bei Ihrem einzigen richtigen Date verabredet?<text:s/></text:p>
            <text:p>→ Kochen</text:p>
          </table:table-cell>
          <table:table-cell office:value-type="string" table:style-name="ce2">
            <text:p>Wie viel Paar Sportschuhe hatten Conny und Christian am Nachmittag des 19. März vor ihrem Schuhregal am Hauseingang stehen?</text:p>
            <text:p>1</text:p>
          </table:table-cell>
          <table:table-cell table:number-columns-repeated="1018" table:style-name="ce2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">
            <text:p>Wie viele Theaterproduktionen hat Conny an der RS-Dettelbach mitgemacht?</text:p>
            <text:p>→ 5</text:p>
          </table:table-cell>
          <table:table-cell table:number-columns-repeated="16381"/>
        </table:table-row>
        <table:table-row table:number-rows-repeated="104855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1</meta:generator>
    <dc:creator>TU-Pseudonym 1161578544834636</dc:creator>
    <meta:creation-date>2018-03-18T17:31:42Z</meta:creation-date>
    <dc:date>2018-04-26T18:30:15Z</dc:date>
    <meta:editing-cycles>9</meta:editing-cycles>
    <meta:editing-duration>PT2414S</meta:editing-duration>
  </office:meta>
</office:document-meta>
</file>